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3C0000006ACC26CD1097D9F9F3.png" manifest:media-type="image/png"/>
  <manifest:file-entry manifest:full-path="Pictures/1000000100000715000001A0A6A31A79E8FB7BB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7.491cm"/>
    </style:style>
    <style:style style:name="Tabla1.B" style:family="table-column">
      <style:table-column-properties style:column-width="7.48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14.982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14.982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14.982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14.98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14.982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14.982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4.982cm" fo:margin-left="0.009cm" fo:margin-top="0cm" fo:margin-bottom="0cm" table:align="left" style:writing-mode="lr-tb"/>
    </style:style>
    <style:style style:name="Tabla8.A" style:family="table-column">
      <style:table-column-properties style:column-width="14.982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4.982cm" fo:margin-left="0.009cm" fo:margin-top="0cm" fo:margin-bottom="0cm" table:align="left" style:writing-mode="lr-tb"/>
    </style:style>
    <style:style style:name="Tabla9.A" style:family="table-column">
      <style:table-column-properties style:column-width="14.982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4.982cm" fo:margin-left="0.009cm" fo:margin-top="0cm" fo:margin-bottom="0cm" table:align="left" style:writing-mode="lr-tb"/>
    </style:style>
    <style:style style:name="Tabla10.A" style:family="table-column">
      <style:table-column-properties style:column-width="14.982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009cm" fo:margin-top="0cm" fo:margin-bottom="0cm" table:align="left" style:writing-mode="lr-tb"/>
    </style:style>
    <style:style style:name="Tabla11.A" style:family="table-column">
      <style:table-column-properties style:column-width="14.982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4.982cm" fo:margin-left="0.009cm" fo:margin-top="0cm" fo:margin-bottom="0cm" table:align="left" style:writing-mode="lr-tb"/>
    </style:style>
    <style:style style:name="Tabla12.A" style:family="table-column">
      <style:table-column-properties style:column-width="14.982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009cm" fo:margin-top="0cm" fo:margin-bottom="0cm" table:align="left" style:writing-mode="lr-tb"/>
    </style:style>
    <style:style style:name="Tabla13.A" style:family="table-column">
      <style:table-column-properties style:column-width="14.982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writing-mode="lr-tb"/>
    </style:style>
    <style:style style:name="P1" style:family="paragraph" style:parent-style-name="Standard" style:list-style-name="">
      <style:paragraph-properties fo:margin-top="0.635cm" fo:margin-bottom="0.141cm"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style:style>
    <style:style style:name="P2" style:family="paragraph" style:parent-style-name="Standard" style:list-style-name="">
      <style:paragraph-properties fo:margin-top="0.282cm" fo:margin-bottom="0.141cm"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style:style>
    <style:style style:name="P3" style:family="paragraph" style:parent-style-name="Standard" style:list-style-name="">
      <style:paragraph-properties fo:margin-top="0.282cm" fo:margin-bottom="0.141cm"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style:style>
    <style:style style:name="P4" style:family="paragraph" style:parent-style-name="Standard">
      <style:paragraph-properties fo:margin-top="0cm" fo:margin-bottom="0.282cm" style:contextual-spacing="false" fo:line-height="108%" fo:hyphenation-ladder-count="no-limit" style:vertical-align="auto"/>
      <style:text-properties fo:hyphenate="true" fo:hyphenation-remain-char-count="2" fo:hyphenation-push-char-count="2" loext:hyphenation-no-caps="false"/>
    </style:style>
    <style:style style:name="P5" style:family="paragraph" style:parent-style-name="Standard">
      <style:paragraph-properties fo:margin-top="0cm" fo:margin-bottom="0.282cm" style:contextual-spacing="false" fo:line-height="108%"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6" style:family="paragraph" style:parent-style-name="Standard">
      <style:paragraph-properties fo:margin-top="0cm" fo:margin-bottom="0.282cm" style:contextual-spacing="false" fo:line-height="108%" fo:text-align="center" style:justify-single-word="false"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7"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8"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officeooo:rsid="0015a42a" officeooo:paragraph-rsid="0015a42a"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9"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officeooo:rsid="001704ef" officeooo:paragraph-rsid="001704ef"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officeooo:rsid="0017b00e" officeooo:paragraph-rsid="0017b00e"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officeooo:rsid="0017f042" officeooo:paragraph-rsid="0017f042"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margin-top="0cm" fo:margin-bottom="0cm" style:contextual-spacing="false" fo:text-align="start" style:justify-single-word="false" fo:orphans="2" fo:widows="2" fo:hyphenation-ladder-count="no-limit" style:vertical-align="auto"/>
      <style:text-properties style:font-name="Aptos" fo:font-size="11pt" fo:language="es" fo:country="ES"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fo:hyphenate="true" fo:hyphenation-remain-char-count="2" fo:hyphenation-push-char-count="2" loext:hyphenation-no-caps="false"/>
    </style:style>
    <style:style style:name="T1" style:family="text">
      <style:text-properties fo:color="#0f4761" loext:opacity="100%" style:font-name="Aptos Display" fo:font-size="20pt" style:letter-kerning="true" style:font-name-asian="Times New Roman" style:font-size-asian="20pt" style:language-asian="en" style:country-asian="US" style:font-name-complex="Times New Roman" style:font-size-complex="20pt" style:language-complex="ar" style:country-complex="SA"/>
    </style:style>
    <style:style style:name="T2" style:family="text">
      <style:text-properties fo:color="#0f4761" loext:opacity="100%" style:font-name="Aptos Display" fo:font-size="16pt" style:letter-kerning="true" style:font-name-asian="Times New Roman" style:font-size-asian="16pt" style:language-asian="en" style:country-asian="US" style:font-name-complex="Times New Roman" style:font-size-complex="16pt" style:language-complex="ar" style:country-complex="SA"/>
    </style:style>
    <style:style style:name="T3" style:family="text">
      <style:text-properties fo:color="#0f4761" loext:opacity="100%" style:font-name="Aptos" fo:font-size="14pt" style:letter-kerning="true" style:font-name-asian="Times New Roman" style:font-size-asian="14pt" style:language-asian="en" style:country-asian="US" style:font-name-complex="Times New Roman" style:font-size-complex="14pt" style:language-complex="ar" style:country-complex="SA"/>
    </style:style>
    <style:style style:name="T4" style:family="text">
      <style:text-properties fo:font-weight="bold" style:font-weight-asian="bold" style:font-weight-complex="bold"/>
    </style:style>
    <style:style style:name="T5" style:family="text">
      <style:text-properties fo:font-weight="bold" officeooo:rsid="0017f042" style:font-weight-asian="bold" style:font-weight-complex="bold"/>
    </style:style>
    <style:style style:name="T6" style:family="text">
      <style:text-properties style:font-name="Aptos" fo:font-size="11pt" style:letter-kerning="true" style:font-name-asian="Aptos1" style:font-size-asian="11pt" style:language-asian="en" style:country-asian="US" style:font-name-complex="Times New Roman" style:font-size-complex="11pt" style:language-complex="ar" style:country-complex="SA"/>
    </style:style>
    <style:style style:name="T7" style:family="text">
      <style:text-properties style:font-name="Aptos" fo:font-size="11pt"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style:style>
    <style:style style:name="T8" style:family="text">
      <style:text-properties officeooo:rsid="001704ef"/>
    </style:style>
    <style:style style:name="T9" style:family="text">
      <style:text-properties officeooo:rsid="0017b00e"/>
    </style:style>
    <style:style style:name="T10" style:family="text">
      <style:text-properties fo:font-weight="normal" officeooo:rsid="0017f042" style:font-weight-asian="normal" style:font-weight-complex="normal"/>
    </style:style>
    <style:style style:name="T11" style:family="text"/>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Inteligencia Artificial <text:line-break/>Curso 2024-25</text:span></text:h>
      <text:p text:style-name="P5"/>
      <text:h text:style-name="P2" text:outline-level="2"><text:span text:style-name="T2">Práctica 1: Sistemas inteligentes en mundo abierto</text:span></text:h>
      <text:p text:style-name="P6"/>
      <text:h text:style-name="P2" text:outline-level="3"><text:span text:style-name="T3">Cuestionario sobre el ejercicio 2: </text:span></text:h>
      <text:h text:style-name="P2" text:outline-level="3"><text:span text:style-name="T3">Generación de Código con IA Generativa</text:span></text:h>
      <table:table table:name="Tabla1" table:style-name="Tabla1">
        <table:table-column table:style-name="Tabla1.A"/>
        <table:table-column table:style-name="Tabla1.B"/>
        <table:table-row table:style-name="Tabla1.1">
          <table:table-cell table:style-name="Tabla1.A1" office:value-type="string">
            <text:p text:style-name="P7"><text:span text:style-name="T4">Apellidos: </text:span><text:span text:style-name="T10">Luque Jiménez</text:span></text:p>
            <text:p text:style-name="P12"/>
          </table:table-cell>
          <table:table-cell table:style-name="Tabla1.A1" office:value-type="string">
            <text:p text:style-name="P7"><text:span text:style-name="T4">Nombre: </text:span><text:span text:style-name="T10">Mauricio</text:span></text:p>
            <text:p text:style-name="P12"/>
          </table:table-cell>
        </table:table-row>
        <table:table-row table:style-name="Tabla1.1">
          <table:table-cell table:style-name="Tabla1.A1" office:value-type="string">
            <text:p text:style-name="P7"><text:span text:style-name="T4">Grupo de prácticas: </text:span><text:span text:style-name="T10">A1</text:span></text:p>
            <text:p text:style-name="P12"/>
          </table:table-cell>
          <table:table-cell table:style-name="Tabla1.A1" office:value-type="string">
            <text:p text:style-name="P7"/>
          </table:table-cell>
        </table:table-row>
      </table:table>
      <text:p text:style-name="P5"/>
      <text:p text:style-name="P5"/>
      <text:p text:style-name="P4"><text:span text:style-name="T6">Usa ChatGPTFree, Gemini o DeepSeek, e introduce un prompt para generar un programa en Python que reciba como entrada una configuración del 8-Puzzle en forma de cadena de números, por ejemplo: 130425786. El programa debe devolver: la solución al 8 puzle, entendiendo que la configuración solución es 123456780, los movimientos de la solución, los estados que son parte de la solución, representados en una cuadrícula de 3x3. El programa debe poder ejecutarse directamente desde la Shell del sistema operativo, asumiendo que previamente está instalado Python en el sistema.</text:span></text:p>
      <text:p text:style-name="P4"><text:span text:style-name="T6">¿Qué asistente has usado?</text:span></text:p>
      <table:table table:name="Tabla2" table:style-name="Tabla2">
        <table:table-column table:style-name="Tabla2.A"/>
        <table:table-row table:style-name="Tabla2.1">
          <table:table-cell table:style-name="Tabla2.A1" office:value-type="string">
            <text:p text:style-name="P8">DeepSeek</text:p>
          </table:table-cell>
        </table:table-row>
      </table:table>
      <text:p text:style-name="P5"/>
      <text:p text:style-name="P4"><text:span text:style-name="T6">¿Cómo puedes saber y comprobar que el programa generado es correcto? Explica el proceso que has seguido para comprobarlo.</text:span></text:p>
      <table:table table:name="Tabla3" table:style-name="Tabla3">
        <table:table-column table:style-name="Tabla3.A"/>
        <table:table-row table:style-name="Tabla3.1">
          <table:table-cell table:style-name="Tabla3.A1" office:value-type="string">
            <text:p text:style-name="P8">Ejecutando el programa en la terminal, ya sea del sistema operativo o del IDE utilizado. Una vez se ha ejecutado, se sigue <text:span text:style-name="T8">el proceso como se resolvería al intentar llegar a una solución de forma natural: </text:span><text:span text:style-name="T9">se prueba una configuración distinta a 123456780 y se comprueba que ha llegado a 123456780 siguiendo un procedimiento correcto</text:span><text:span text:style-name="T8">. Como el proceso seguido es el mismo que el generado por el programa, se puede llegar a la conclusión de que el código generado es correcto.</text:span></text:p>
          </table:table-cell>
        </table:table-row>
      </table:table>
      <text:p text:style-name="P4"><text:soft-page-break/><text:span text:style-name="T6">¿Has utilizado IA Generativa para comprobarlo? (sí/no)</text:span></text:p>
      <table:table table:name="Tabla4" table:style-name="Tabla4">
        <table:table-column table:style-name="Tabla4.A"/>
        <table:table-row table:style-name="Tabla4.1">
          <table:table-cell table:style-name="Tabla4.A1" office:value-type="string">
            <text:p text:style-name="P9">Sí, parcialmente.</text:p>
          </table:table-cell>
        </table:table-row>
      </table:table>
      <text:p text:style-name="P5"/>
      <text:p text:style-name="P4"><text:span text:style-name="T6">¿Por qué?</text:span></text:p>
      <table:table table:name="Tabla5" table:style-name="Tabla5">
        <table:table-column table:style-name="Tabla5.A"/>
        <table:table-row table:style-name="Tabla5.1">
          <table:table-cell table:style-name="Tabla5.A1" office:value-type="string">
            <text:p text:style-name="P9">No para corregir el funcionamiento general del código, sino para entender cómo mostraba el programa los movimientos realizados: {izquierda: -1, derecha: 1, arriba: -3, abajo: 3}</text:p>
          </table:table-cell>
        </table:table-row>
      </table:table>
      <text:p text:style-name="P5"/>
      <text:p text:style-name="P4"><text:span text:style-name="T6">¿Has utilizado otro método diferente a la IA Generativa? (sí/no)</text:span></text:p>
      <table:table table:name="Tabla6" table:style-name="Tabla6">
        <table:table-column table:style-name="Tabla6.A"/>
        <table:table-row table:style-name="Tabla6.1">
          <table:table-cell table:style-name="Tabla6.A1" office:value-type="string">
            <text:p text:style-name="P9">No</text:p>
          </table:table-cell>
        </table:table-row>
      </table:table>
      <text:p text:style-name="P5"/>
      <text:p text:style-name="P4"><text:span text:style-name="T6">¿Por qué?</text:span></text:p>
      <table:table table:name="Tabla7" table:style-name="Tabla7">
        <table:table-column table:style-name="Tabla7.A"/>
        <table:table-row table:style-name="Tabla7.1">
          <table:table-cell table:style-name="Tabla7.A1" office:value-type="string">
            <text:p text:style-name="P7">-</text:p>
          </table:table-cell>
        </table:table-row>
      </table:table>
      <text:p text:style-name="P5"/>
      <text:p text:style-name="P4"><text:span text:style-name="T6">¿Puedes confiar en la respuesta que ha generado la IA Generativa? ¿Por qué?</text:span></text:p>
      <table:table table:name="Tabla8" table:style-name="Tabla8">
        <table:table-column table:style-name="Tabla8.A"/>
        <table:table-row table:style-name="Tabla8.1">
          <table:table-cell table:style-name="Tabla8.A1" office:value-type="string">
            <text:p text:style-name="P9">En principio sí, porque se trata de un programa sencillo que no requiere de mucha complicación en el código. Es decir, se supone que este problema debería ser básico para el funcionamiento de la IA Generativa.</text:p>
          </table:table-cell>
        </table:table-row>
      </table:table>
      <text:p text:style-name="P5"/>
      <text:p text:style-name="P4"><text:span text:style-name="T7">Autodescubrimiento de conceptos con IA Generativa.</text:span></text:p>
      <text:p text:style-name="P4"><text:span text:style-name="T6">Introduce la siguiente configuración al programa generado: 720361845. ¿Qué salida produce tu programa?</text:span></text:p>
      <table:table table:name="Tabla9" table:style-name="Tabla9">
        <table:table-column table:style-name="Tabla9.A"/>
        <table:table-row table:style-name="Tabla9.1">
          <table:table-cell table:style-name="Tabla9.A1" office:value-type="string">
            <text:p text:style-name="P9">“No se encontró solución.”</text:p>
          </table:table-cell>
        </table:table-row>
      </table:table>
      <text:p text:style-name="P5"/>
      <text:p text:style-name="P4"><text:span text:style-name="T6">No todas las configuraciones posibles iniciales del 8-puzzle son resolubles, ¿Sabes qué significa esta afirmación? ¿Sabes el porqué de esta afirmación? Puedes preguntar a una IA Generativa, pero responde con tus palabras.</text:span></text:p>
      <text:p text:style-name="P4"><text:span text:style-name="T6">¿Qué significa la afirmación?</text:span></text:p>
      <table:table table:name="Tabla10" table:style-name="Tabla10">
        <table:table-column table:style-name="Tabla10.A"/>
        <table:table-row table:style-name="Tabla10.1">
          <table:table-cell table:style-name="Tabla10.A1" office:value-type="string">
            <text:p text:style-name="P9">Significa que hay configuraciones <text:s/>para las que, moviendo los números únicamente en horizontal y vertical, no es posible llegar a la configuración 123456780.</text:p>
          </table:table-cell>
        </table:table-row>
      </table:table>
      <text:p text:style-name="P5"/>
      <text:p text:style-name="P4"><text:span text:style-name="T6"/></text:p>
      <text:p text:style-name="P4"><text:soft-page-break/><text:span text:style-name="T6">Describe el porqué de esta afirmación</text:span></text:p>
      <table:table table:name="Tabla11" table:style-name="Tabla11">
        <table:table-column table:style-name="Tabla11.A"/>
        <table:table-row table:style-name="Tabla11.1">
          <table:table-cell table:style-name="Tabla11.A1" office:value-type="string">
            <text:p text:style-name="P9">Normalmente esto puede ocurrir por caer en bucles sin salida donde nunca encajan todos los números, <text:span text:style-name="T9">ya que el querer encajar uno implica desplazar el resto.</text:span></text:p>
          </table:table-cell>
        </table:table-row>
      </table:table>
      <text:p text:style-name="P5"/>
      <text:p text:style-name="P4"><text:span text:style-name="T6">Pide a la IA generativa que modifique el código anterior para que pueda determinar si una configuración es resoluble o no.</text:span></text:p>
      <text:p text:style-name="P4"><text:span text:style-name="T6">¿Cómo puedes saber y comprobar que el programa generado es correcto? Aclara a continuación si has usado IA Generativa u otros medios para comprobarlo y explica por qué.</text:span></text:p>
      <table:table table:name="Tabla12" table:style-name="Tabla12">
        <table:table-column table:style-name="Tabla12.A"/>
        <table:table-row table:style-name="Tabla12.1">
          <table:table-cell table:style-name="Tabla12.A1" office:value-type="string">
            <text:p text:style-name="P10">Primero, se le pasa una configuración válida para comprobar que no ha dejado de funcionar como el código anterior. Una vez se ha comprobado que funciona igual para un caso positivo, se le pasa como argumento la configuración que en el programa anterior no había dado solución. En este caso, se espera que tarde menos en ejecutar ya que no existe solución. Como, en efecto, la salida inmediata es que la configuración dada no tiene solución, se puede decir que el programa generado es correcto. En este caso, no he usado IA Generativa ni ningún otro medio externo.</text:p>
          </table:table-cell>
        </table:table-row>
      </table:table>
      <text:p text:style-name="P4"><text:span text:style-name="T6"/></text:p>
      <text:p text:style-name="P4"><text:span text:style-name="T6">Trata de encontrar una tarea de la IA Generativa, en el problema del 8-puzzle, que genere una respuesta no fiable. Describe brevemente en qué consiste</text:span></text:p>
      <table:table table:name="Tabla13" table:style-name="Tabla13">
        <table:table-column table:style-name="Tabla13.A"/>
        <table:table-row table:style-name="Tabla13.1">
          <table:table-cell table:style-name="Tabla13.A1" office:value-type="string">
            <text:p text:style-name="P11">Irónicamente, le he preguntado a la IA Generativa si había alguna tarea para la que pudiera generar una respuesta no fiable. Me ha dado varios motivos que podrían ocasionar una respuesta incorrecta, y me ha dado como ejemplo la configuración inicial 813402765, afirmándome que no es resoluble. He probado esa configuración en el último programa generado, el que incluye una comprobación para saber si es resoluble o no, y me ha afirmado que no es resoluble. Sin embargo, la he probado en el primer programa que generó la IA Generativa y me ha encontrado una solución. Para asegurarme, he introducido la misma configuración en <text:a xlink:type="simple" xlink:href="https://tristanpenman.com/demos/n-puzzle/" text:style-name="Internet_20_link" text:visited-style-name="Visited_20_Internet_20_Link">https://tristanpenman.com/demos/n-puzzle/</text:a> y, efectivamente, ha encontrado una solución. Luego, irónicamente, al darme ejemplos de cómo podía fallar, ha fallado.</text:p>
          </table:table-cell>
        </table:table-row>
      </table:table>
      <text:p text:style-name="P5"/>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style:font-family-generic-complex="system" style:font-pitch-complex="variable"/>
    </style:style>
    <style:style style:name="Standard_20__28_user_29_" style:display-name="Standard (user)" style:family="paragraph">
      <style:paragraph-properties fo:margin-top="0cm" fo:margin-bottom="0cm" style:contextual-spacing="false" fo:text-align="justify" style:justify-single-word="false" fo:orphans="2" fo:widows="2" fo:hyphenation-ladder-count="no-limit" style:vertical-align="baseline" style:writing-mode="lr-tb"/>
      <style:text-properties style:font-name="Minion Pro" fo:font-family="'Minion Pro'" style:font-family-generic="roman" style:font-pitch="variable" fo:font-size="10.5pt" style:font-name-asian="Minion Pro1" style:font-family-asian="'Minion Pro'" style:font-family-generic-asian="system" style:font-pitch-asian="variable" style:font-size-asian="10.5pt" style:font-name-complex="Minion Pro1" style:font-family-complex="'Minion Pro'"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20%"/>
    </style:style>
    <style:style style:name="caption"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_20__28_user_29_" style:class="extra">
      <style:paragraph-properties text:number-lines="false" text:line-number="0">
        <style:tab-stops>
          <style:tab-stop style:position="7.731cm" style:type="center"/>
          <style:tab-stop style:position="15.462cm" style:type="right"/>
        </style:tab-stops>
      </style:paragraph-properties>
    </style:style>
    <style:style style:name="Footer" style:family="paragraph" style:parent-style-name="Standard_20__28_user_29_" style:class="extra">
      <style:paragraph-properties text:number-lines="false" text:line-number="0">
        <style:tab-stops>
          <style:tab-stop style:position="7.731cm" style:type="center"/>
          <style:tab-stop style:position="15.462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799cm" fo:margin-left="4.039cm" fo:margin-right="1.499cm" style:writing-mode="lr-tb" style:layout-grid-color="#c0c0c0" style:layout-grid-lines="214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6.399cm" fo:margin-left="0cm" fo:margin-right="0cm" fo:margin-bottom="6.2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4" text:anchor-type="char" svg:x="-3.972cm" svg:y="0.002cm" svg:width="20.9cm" svg:height="4.794cm" draw:z-index="2"><draw:image xlink:href="Pictures/1000000100000715000001A0A6A31A79E8FB7BB2.png" xlink:type="simple" xlink:show="embed" xlink:actuate="onLoad" draw:mime-type="image/png"/></draw:frame></text:p>
      </style:header>
      <style:footer>
        <text:p text:style-name="Footer"><draw:frame draw:style-name="Mfr2" draw:name="Imagen 1" text:anchor-type="char" svg:x="0.065cm" svg:y="28.092cm" svg:width="20.943cm" svg:height="1.658cm" draw:z-index="5"><draw:image xlink:href="Pictures/100000010000053C0000006ACC26CD1097D9F9F3.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aena</meta:initial-creator>
    <meta:editing-cycles>6</meta:editing-cycles>
    <meta:creation-date>2025-02-22T13:30:00</meta:creation-date>
    <dc:date>2025-03-11T12:52:01.149877879</dc:date>
    <meta:editing-duration>PT1H1M</meta:editing-duration>
    <meta:generator>LibreOffice/7.3.7.2$Linux_X86_64 LibreOffice_project/30$Build-2</meta:generator>
    <meta:document-statistic meta:table-count="13" meta:image-count="2" meta:object-count="0" meta:page-count="3" meta:paragraph-count="35" meta:word-count="732" meta:character-count="4604" meta:non-whitespace-character-count="3904"/>
    <meta:user-defined meta:name="AppVersion">16.0000</meta:user-defined>
    <meta:template xlink:type="simple" xlink:actuate="onRequest" xlink:title="Normal.dotm" xlink:href=""/>
  </office:meta>
</office:document-meta>
</file>